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ans2" svg:font-family="'Liberation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7b350" officeooo:paragraph-rsid="0007b350"/>
    </style:style>
    <style:style style:name="P2" style:family="paragraph" style:parent-style-name="Standard">
      <style:text-properties officeooo:rsid="00149b3d" officeooo:paragraph-rsid="0008f053"/>
    </style:style>
    <style:style style:name="P3" style:family="paragraph" style:parent-style-name="Standard">
      <style:text-properties officeooo:rsid="0008f053" officeooo:paragraph-rsid="0008f053"/>
    </style:style>
    <style:style style:name="P4" style:family="paragraph" style:parent-style-name="Standard">
      <style:text-properties style:font-name="Liberation Serif" fo:font-size="12pt" officeooo:rsid="0018a7f1" style:font-size-asian="12pt" style:font-size-complex="12pt"/>
    </style:style>
    <style:style style:name="P5" style:family="paragraph" style:parent-style-name="Standard">
      <style:text-properties officeooo:rsid="000bb2e2" officeooo:paragraph-rsid="000ddd81"/>
    </style:style>
    <style:style style:name="P6" style:family="paragraph" style:parent-style-name="Standard">
      <style:text-properties officeooo:paragraph-rsid="000ddd81"/>
    </style:style>
    <style:style style:name="P7" style:family="paragraph" style:parent-style-name="Standard">
      <style:text-properties officeooo:rsid="000ee7e4" officeooo:paragraph-rsid="000ee7e4"/>
    </style:style>
    <style:style style:name="P8" style:family="paragraph" style:parent-style-name="Standard">
      <style:text-properties officeooo:rsid="00136f1d" officeooo:paragraph-rsid="00136f1d"/>
    </style:style>
    <style:style style:name="P9" style:family="paragraph" style:parent-style-name="Standard">
      <style:text-properties officeooo:rsid="001266fb" officeooo:paragraph-rsid="001266fb"/>
    </style:style>
    <style:style style:name="P10" style:family="paragraph" style:parent-style-name="Standard">
      <style:paragraph-properties fo:text-align="center" style:justify-single-word="false"/>
      <style:text-properties fo:font-size="16pt" fo:font-weight="bold" officeooo:rsid="0007b350" officeooo:paragraph-rsid="0007b350" style:font-size-asian="16pt" style:font-weight-asian="bold" style:font-size-complex="16pt" style:font-weight-complex="bold"/>
    </style:style>
    <style:style style:name="P11" style:family="paragraph" style:parent-style-name="Standard">
      <style:text-properties officeooo:rsid="00268afb" officeooo:paragraph-rsid="00268afb"/>
    </style:style>
    <style:style style:name="P12" style:family="paragraph" style:parent-style-name="Standard">
      <style:text-properties officeooo:rsid="002b9d21" officeooo:paragraph-rsid="002b9d21"/>
    </style:style>
    <style:style style:name="P13" style:family="paragraph" style:parent-style-name="Standard">
      <style:text-properties officeooo:rsid="002ba0e9" officeooo:paragraph-rsid="002ba0e9"/>
    </style:style>
    <style:style style:name="P14" style:family="paragraph" style:parent-style-name="OOoNewChapter">
      <style:paragraph-properties fo:text-align="start" style:justify-single-word="false"/>
      <style:text-properties style:font-name="Liberation Serif" fo:font-size="12pt" officeooo:rsid="0018a7f1" officeooo:paragraph-rsid="000ae07f" style:font-size-asian="12pt" style:font-size-complex="12pt"/>
    </style:style>
    <style:style style:name="P15" style:family="paragraph" style:parent-style-name="OOoNewChapter">
      <style:paragraph-properties fo:text-align="start" style:justify-single-word="false"/>
      <style:text-properties style:font-name="Liberation Serif" fo:font-size="12pt" officeooo:rsid="0018a7f1" officeooo:paragraph-rsid="000bb2e2" style:font-size-asian="12pt" style:font-size-complex="12pt"/>
    </style:style>
    <style:style style:name="P16" style:family="paragraph" style:parent-style-name="OOoNewChapter">
      <style:paragraph-properties fo:text-align="start" style:justify-single-word="false"/>
      <style:text-properties style:font-name="Liberation Serif" fo:font-size="12pt" officeooo:rsid="0018a7f1" officeooo:paragraph-rsid="000ddd81" style:font-size-asian="12pt" style:font-size-complex="12pt"/>
    </style:style>
    <style:style style:name="P17" style:family="paragraph" style:parent-style-name="OOoNewChapter">
      <style:paragraph-properties fo:text-align="start" style:justify-single-word="false"/>
      <style:text-properties style:font-name="Liberation Serif" fo:font-size="12pt" officeooo:rsid="000e1e15" officeooo:paragraph-rsid="000e1e15" style:font-size-asian="12pt" style:font-size-complex="12pt"/>
    </style:style>
    <style:style style:name="P18" style:family="paragraph" style:parent-style-name="OOoNewChapter">
      <style:paragraph-properties fo:text-align="start" style:justify-single-word="false"/>
      <style:text-properties style:font-name="Liberation Serif" fo:font-size="12pt" fo:font-weight="normal" officeooo:rsid="000ddd81" officeooo:paragraph-rsid="000ddd81" style:font-size-asian="10.5pt" style:font-weight-asian="normal" style:font-size-complex="12pt" style:font-weight-complex="normal"/>
    </style:style>
    <style:style style:name="P19" style:family="paragraph" style:parent-style-name="OOoNewChapter">
      <style:paragraph-properties fo:text-align="start" style:justify-single-word="false"/>
      <style:text-properties officeooo:rsid="0018a7f1" officeooo:paragraph-rsid="000e1e15"/>
    </style:style>
    <style:style style:name="P20" style:family="paragraph" style:parent-style-name="OOoNewChapter">
      <loext:graphic-properties draw:fill="none"/>
      <style:paragraph-properties fo:margin-top="0in" fo:margin-bottom="0.0417in" loext:contextual-spacing="false" fo:text-align="start" style:justify-single-word="false" fo:orphans="2" fo:widows="2" fo:background-color="transparent">
        <style:tab-stops/>
      </style:paragraph-properties>
      <style:text-properties style:font-name="Liberation Serif" fo:font-size="12pt" officeooo:rsid="000e1e15" officeooo:paragraph-rsid="000e1e15" style:font-size-asian="12pt" style:font-size-complex="12pt"/>
    </style:style>
    <style:style style:name="P21" style:family="paragraph" style:parent-style-name="OOoNewChapter" style:master-page-name="">
      <loext:graphic-properties draw:fill="none"/>
      <style:paragraph-properties fo:margin-left="0.5in" fo:margin-right="0in" fo:margin-top="0in" fo:margin-bottom="0.0417in" loext:contextual-spacing="false" fo:text-align="start" style:justify-single-word="false" fo:orphans="2" fo:widows="2" fo:text-indent="0in" style:auto-text-indent="false" style:page-number="auto" fo:background-color="transparent">
        <style:tab-stops/>
      </style:paragraph-properties>
      <style:text-properties style:font-name="Liberation Serif" fo:font-size="12pt" officeooo:rsid="0011585c" officeooo:paragraph-rsid="0011585c" style:font-size-asian="12pt" style:font-size-complex="12pt"/>
    </style:style>
    <style:style style:name="P22" style:family="paragraph" style:parent-style-name="OOoNewChapter" style:master-page-name="">
      <loext:graphic-properties draw:fill="none"/>
      <style:paragraph-properties fo:margin-left="0.5in" fo:margin-right="0in" fo:margin-top="0in" fo:margin-bottom="0.0417in" loext:contextual-spacing="false" fo:text-align="start" style:justify-single-word="false" fo:orphans="2" fo:widows="2" fo:text-indent="0in" style:auto-text-indent="false" style:page-number="auto" fo:background-color="transparent">
        <style:tab-stops/>
      </style:paragraph-properties>
      <style:text-properties style:font-name="Liberation Serif" fo:font-size="12pt" officeooo:rsid="0011585c" officeooo:paragraph-rsid="00136f1d" style:font-size-asian="12pt" style:font-size-complex="12pt"/>
    </style:style>
    <style:style style:name="P23" style:family="paragraph" style:parent-style-name="OOoNewChapter">
      <loext:graphic-properties draw:fill="none"/>
      <style:paragraph-properties fo:margin-left="0.5in" fo:margin-right="0in" fo:margin-top="0in" fo:margin-bottom="0.0417in" loext:contextual-spacing="false" fo:text-align="start" style:justify-single-word="false" fo:orphans="2" fo:widows="2" fo:text-indent="0in" style:auto-text-indent="false" fo:background-color="transparent">
        <style:tab-stops/>
      </style:paragraph-properties>
      <style:text-properties style:font-name="Liberation Serif" fo:font-size="12pt" officeooo:rsid="0011585c" officeooo:paragraph-rsid="00136f1d" style:font-size-asian="12pt" style:font-size-complex="12pt"/>
    </style:style>
    <style:style style:name="P24" style:family="paragraph" style:parent-style-name="OOoNewChapter">
      <loext:graphic-properties draw:fill="none"/>
      <style:paragraph-properties fo:margin-left="0.5in" fo:margin-right="0in" fo:margin-top="0in" fo:margin-bottom="0.0417in" loext:contextual-spacing="false" fo:text-align="start" style:justify-single-word="false" fo:orphans="2" fo:widows="2" fo:text-indent="0in" style:auto-text-indent="false" fo:background-color="transparent">
        <style:tab-stops/>
      </style:paragraph-properties>
      <style:text-properties style:font-name="Liberation Serif" fo:font-size="12pt" officeooo:rsid="00136f1d" officeooo:paragraph-rsid="00136f1d" style:font-size-asian="12pt" style:font-size-complex="12pt"/>
    </style:style>
    <style:style style:name="P25" style:family="paragraph" style:parent-style-name="OOoNewChapter">
      <loext:graphic-properties draw:fill="none"/>
      <style:paragraph-properties fo:margin-left="0.5in" fo:margin-right="0in" fo:margin-top="0in" fo:margin-bottom="0.0417in" loext:contextual-spacing="false" fo:text-align="start" style:justify-single-word="false" fo:orphans="2" fo:widows="2" fo:text-indent="0in" style:auto-text-indent="false" fo:background-color="transparent">
        <style:tab-stops/>
      </style:paragraph-properties>
      <style:text-properties style:font-name="Liberation Serif" fo:font-size="12pt" officeooo:rsid="001266fb" officeooo:paragraph-rsid="00136f1d" style:font-size-asian="12pt" style:font-size-complex="12pt"/>
    </style:style>
    <style:style style:name="P26" style:family="paragraph" style:parent-style-name="Standard" style:master-page-name="">
      <loext:graphic-properties draw:fill="none"/>
      <style:paragraph-properties fo:margin-left="0.5in" fo:margin-right="0in" fo:text-indent="0in" style:auto-text-indent="false" style:page-number="auto" fo:background-color="transparent"/>
      <style:text-properties officeooo:rsid="00139839" officeooo:paragraph-rsid="00139839"/>
    </style:style>
    <style:style style:name="P27" style:family="paragraph" style:parent-style-name="Standard" style:master-page-name="">
      <loext:graphic-properties draw:fill="none"/>
      <style:paragraph-properties fo:margin-left="0.5in" fo:margin-right="0in" fo:text-indent="0in" style:auto-text-indent="false" style:page-number="auto" fo:background-color="transparent"/>
      <style:text-properties officeooo:rsid="00160582" officeooo:paragraph-rsid="00160582"/>
    </style:style>
    <style:style style:name="P28" style:family="paragraph" style:parent-style-name="Standard" style:master-page-name="">
      <loext:graphic-properties draw:fill="none"/>
      <style:paragraph-properties fo:margin-left="0.5in" fo:margin-right="0in" fo:text-indent="0in" style:auto-text-indent="false" style:page-number="auto" fo:background-color="transparent"/>
      <style:text-properties officeooo:rsid="002ba0e9" officeooo:paragraph-rsid="002ba0e9"/>
    </style:style>
    <style:style style:name="P29" style:family="paragraph" style:parent-style-name="Contents_20_2">
      <style:paragraph-properties>
        <style:tab-stops>
          <style:tab-stop style:position="6.7283in" style:type="right" style:leader-style="dotted" style:leader-text="."/>
        </style:tab-stops>
      </style:paragraph-properties>
    </style:style>
    <style:style style:name="P30" style:family="paragraph" style:parent-style-name="Standard" style:list-style-name="L7">
      <loext:graphic-properties draw:fill="none"/>
      <style:paragraph-properties fo:background-color="transparent"/>
      <style:text-properties officeooo:paragraph-rsid="001e91bf"/>
    </style:style>
    <style:style style:name="P31" style:family="paragraph" style:parent-style-name="Standard" style:list-style-name="L7">
      <loext:graphic-properties draw:fill="none"/>
      <style:paragraph-properties fo:background-color="transparent"/>
      <style:text-properties officeooo:rsid="001e91bf" officeooo:paragraph-rsid="001e91bf"/>
    </style:style>
    <style:style style:name="P32" style:family="paragraph" style:parent-style-name="Standard" style:list-style-name="L7">
      <loext:graphic-properties draw:fill="none"/>
      <style:paragraph-properties fo:background-color="transparent"/>
      <style:text-properties officeooo:rsid="00215409" officeooo:paragraph-rsid="00215409"/>
    </style:style>
    <style:style style:name="P33" style:family="paragraph" style:parent-style-name="Standard">
      <style:text-properties officeooo:rsid="0007b350" officeooo:paragraph-rsid="002ccfba"/>
    </style:style>
    <style:style style:name="P34" style:family="paragraph" style:parent-style-name="Standard" style:list-style-name="L7" style:master-page-name="">
      <loext:graphic-properties draw:fill="none"/>
      <style:paragraph-properties fo:margin-left="0.5in" fo:margin-right="0in" fo:text-indent="0in" style:auto-text-indent="false" style:page-number="auto" fo:background-color="transparent"/>
      <style:text-properties officeooo:rsid="00160582" officeooo:paragraph-rsid="002b6f80"/>
    </style:style>
    <style:style style:name="P35" style:family="paragraph" style:parent-style-name="Heading_20_2">
      <style:text-properties style:font-name="Liberation Serif" fo:font-size="14pt" style:font-size-asian="14pt" style:font-size-complex="14pt"/>
    </style:style>
    <style:style style:name="P36" style:family="paragraph" style:parent-style-name="OOoNewChapter" style:list-style-name="L1" style:master-page-name="">
      <loext:graphic-properties draw:fill="none"/>
      <style:paragraph-properties fo:margin-top="0in" fo:margin-bottom="0.0417in" loext:contextual-spacing="false" fo:text-align="start" style:justify-single-word="false" fo:orphans="2" fo:widows="2" style:page-number="auto" fo:background-color="transparent">
        <style:tab-stops/>
      </style:paragraph-properties>
      <style:text-properties style:font-name="Liberation Serif" fo:font-size="12pt" officeooo:rsid="000e1e15" officeooo:paragraph-rsid="000e1e15" style:font-size-asian="12pt" style:font-size-complex="12pt"/>
    </style:style>
    <style:style style:name="P37" style:family="paragraph" style:parent-style-name="OOoNewChapter" style:list-style-name="L1">
      <loext:graphic-properties draw:fill="none"/>
      <style:paragraph-properties fo:margin-top="0in" fo:margin-bottom="0.0417in" loext:contextual-spacing="false" fo:text-align="start" style:justify-single-word="false" fo:orphans="2" fo:widows="2" fo:background-color="transparent">
        <style:tab-stops/>
      </style:paragraph-properties>
      <style:text-properties style:font-name="Liberation Serif" fo:font-size="12pt" fo:font-weight="bold" officeooo:rsid="000e1e15" officeooo:paragraph-rsid="000e1e15" style:font-size-asian="12pt" style:font-weight-asian="bold" style:font-size-complex="12pt" style:font-weight-complex="bold"/>
    </style:style>
    <style:style style:name="P38" style:family="paragraph" style:parent-style-name="OOoNewChapter">
      <loext:graphic-properties draw:fill="none"/>
      <style:paragraph-properties fo:margin-top="0in" fo:margin-bottom="0.0417in" loext:contextual-spacing="false" fo:text-align="start" style:justify-single-word="false" fo:orphans="2" fo:widows="2" fo:background-color="transparent">
        <style:tab-stops/>
      </style:paragraph-properties>
      <style:text-properties style:font-name="Liberation Serif" fo:font-size="12pt" fo:font-weight="bold" officeooo:rsid="000e1e15" officeooo:paragraph-rsid="00136f1d" style:font-size-asian="12pt" style:font-weight-asian="bold" style:font-size-complex="12pt" style:font-weight-complex="bold"/>
    </style:style>
    <style:style style:name="P39" style:family="paragraph" style:parent-style-name="OOoNewChapter">
      <loext:graphic-properties draw:fill="none"/>
      <style:paragraph-properties fo:margin-top="0in" fo:margin-bottom="0.0417in" loext:contextual-spacing="false" fo:text-align="start" style:justify-single-word="false" fo:orphans="2" fo:widows="2" fo:background-color="transparent">
        <style:tab-stops/>
      </style:paragraph-properties>
      <style:text-properties style:font-name="Liberation Serif" fo:font-size="12pt" fo:font-weight="bold" officeooo:rsid="002c7551" officeooo:paragraph-rsid="002c7551" style:font-size-asian="12pt" style:font-weight-asian="bold" style:font-size-complex="12pt" style:font-weight-complex="bold"/>
    </style:style>
    <style:style style:name="P40" style:family="paragraph" style:parent-style-name="OOoNewChapter" style:list-style-name="L1">
      <loext:graphic-properties draw:fill="none"/>
      <style:paragraph-properties fo:margin-top="0in" fo:margin-bottom="0.0417in" loext:contextual-spacing="false" fo:text-align="start" style:justify-single-word="false" fo:orphans="2" fo:widows="2" fo:background-color="transparent">
        <style:tab-stops/>
      </style:paragraph-properties>
      <style:text-properties style:font-name="Liberation Serif" fo:font-size="12pt" officeooo:rsid="000e1e15" officeooo:paragraph-rsid="000e1e15" style:font-size-asian="12pt" style:font-size-complex="12pt"/>
    </style:style>
    <style:style style:name="P41" style:family="paragraph" style:parent-style-name="OOoNewChapter" style:list-style-name="L1">
      <loext:graphic-properties draw:fill="none"/>
      <style:paragraph-properties fo:margin-top="0in" fo:margin-bottom="0.0417in" loext:contextual-spacing="false" fo:text-align="start" style:justify-single-word="false" fo:orphans="2" fo:widows="2" fo:background-color="transparent">
        <style:tab-stops/>
      </style:paragraph-properties>
      <style:text-properties style:font-name="Liberation Serif" fo:font-size="12pt" officeooo:rsid="00109343" officeooo:paragraph-rsid="00109343" style:font-size-asian="12pt" style:font-size-complex="12pt"/>
    </style:style>
    <style:style style:name="P42" style:family="paragraph" style:parent-style-name="OOoNewChapter" style:list-style-name="L3">
      <loext:graphic-properties draw:fill="none"/>
      <style:paragraph-properties fo:margin-top="0in" fo:margin-bottom="0.0417in" loext:contextual-spacing="false" fo:text-align="start" style:justify-single-word="false" fo:orphans="2" fo:widows="2" fo:background-color="transparent">
        <style:tab-stops/>
      </style:paragraph-properties>
      <style:text-properties style:font-name="Liberation Serif" fo:font-size="12pt" officeooo:rsid="0011585c" officeooo:paragraph-rsid="00136f1d" style:font-size-asian="12pt" style:font-size-complex="12pt"/>
    </style:style>
    <style:style style:name="P43" style:family="paragraph" style:parent-style-name="OOoNewChapter" style:list-style-name="L4">
      <loext:graphic-properties draw:fill="none"/>
      <style:paragraph-properties fo:margin-top="0in" fo:margin-bottom="0.0417in" loext:contextual-spacing="false" fo:text-align="start" style:justify-single-word="false" fo:orphans="2" fo:widows="2" fo:background-color="transparent">
        <style:tab-stops/>
      </style:paragraph-properties>
      <style:text-properties style:font-name="Liberation Serif" fo:font-size="12pt" officeooo:rsid="0011585c" officeooo:paragraph-rsid="00136f1d" style:font-size-asian="12pt" style:font-size-complex="12pt"/>
    </style:style>
    <style:style style:name="P44" style:family="paragraph" style:parent-style-name="OOoNewChapter" style:list-style-name="L6">
      <loext:graphic-properties draw:fill="none"/>
      <style:paragraph-properties fo:margin-top="0in" fo:margin-bottom="0.0417in" loext:contextual-spacing="false" fo:text-align="start" style:justify-single-word="false" fo:orphans="2" fo:widows="2" fo:background-color="transparent">
        <style:tab-stops/>
      </style:paragraph-properties>
      <style:text-properties style:font-name="Liberation Serif" fo:font-size="12pt" officeooo:rsid="0011585c" officeooo:paragraph-rsid="00136f1d" style:font-size-asian="12pt" style:font-size-complex="12pt"/>
    </style:style>
    <style:style style:name="P45" style:family="paragraph" style:parent-style-name="OOoNewChapter" style:list-style-name="L2">
      <loext:graphic-properties draw:fill="none"/>
      <style:paragraph-properties fo:margin-top="0in" fo:margin-bottom="0.0417in" loext:contextual-spacing="false" fo:text-align="start" style:justify-single-word="false" fo:orphans="2" fo:widows="2" fo:background-color="transparent">
        <style:tab-stops/>
      </style:paragraph-properties>
      <style:text-properties officeooo:paragraph-rsid="00136f1d"/>
    </style:style>
    <style:style style:name="P46" style:family="paragraph" style:parent-style-name="OOoNewChapter" style:list-style-name="L5">
      <loext:graphic-properties draw:fill="none"/>
      <style:paragraph-properties fo:margin-top="0in" fo:margin-bottom="0.0417in" loext:contextual-spacing="false" fo:text-align="start" style:justify-single-word="false" fo:orphans="2" fo:widows="2" fo:background-color="transparent">
        <style:tab-stops/>
      </style:paragraph-properties>
      <style:text-properties officeooo:paragraph-rsid="00136f1d"/>
    </style:style>
    <style:style style:name="P47" style:family="paragraph" style:parent-style-name="OOoNewChapter" style:list-style-name="L2">
      <loext:graphic-properties draw:fill="none"/>
      <style:paragraph-properties fo:margin-top="0in" fo:margin-bottom="0.0417in" loext:contextual-spacing="false" fo:text-align="start" style:justify-single-word="false" fo:orphans="2" fo:widows="2" fo:background-color="transparent">
        <style:tab-stops/>
      </style:paragraph-properties>
      <style:text-properties officeooo:rsid="00253f76" officeooo:paragraph-rsid="00253f76"/>
    </style:style>
    <style:style style:name="T1" style:family="text">
      <style:text-properties officeooo:rsid="000ae07f"/>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00ae07f" style:font-size-asian="11pt" style:font-size-complex="11pt"/>
    </style:style>
    <style:style style:name="T4" style:family="text">
      <style:text-properties officeooo:rsid="000bb2e2"/>
    </style:style>
    <style:style style:name="T5" style:family="text">
      <style:text-properties officeooo:rsid="000d242a"/>
    </style:style>
    <style:style style:name="T6" style:family="text">
      <style:text-properties officeooo:rsid="000ddd81"/>
    </style:style>
    <style:style style:name="T7" style:family="text">
      <style:text-properties style:font-name="Liberation Sans2" fo:font-size="11pt" officeooo:rsid="000e1e15" style:font-name-asian="Liberation Sans2" style:font-size-asian="11pt" style:font-name-complex="Liberation Sans2" style:font-size-complex="11pt"/>
    </style:style>
    <style:style style:name="T8" style:family="text">
      <style:text-properties fo:font-weight="bold" style:font-weight-asian="bold" style:font-weight-complex="bold"/>
    </style:style>
    <style:style style:name="T9" style:family="text">
      <style:text-properties fo:font-weight="bold" officeooo:rsid="001727b9" style:font-weight-asian="bold" style:font-weight-complex="bold"/>
    </style:style>
    <style:style style:name="T10" style:family="text">
      <style:text-properties fo:font-weight="bold" officeooo:rsid="00160582" style:font-weight-asian="bold" style:font-weight-complex="bold"/>
    </style:style>
    <style:style style:name="T11" style:family="text">
      <style:text-properties fo:font-weight="bold" officeooo:rsid="002e14e3" style:font-weight-asian="bold" style:font-weight-complex="bold"/>
    </style:style>
    <style:style style:name="T12" style:family="text">
      <style:text-properties officeooo:rsid="0011585c"/>
    </style:style>
    <style:style style:name="T13" style:family="text">
      <style:text-properties fo:font-weight="normal" style:font-weight-asian="normal" style:font-weight-complex="normal"/>
    </style:style>
    <style:style style:name="T14" style:family="text">
      <style:text-properties fo:font-weight="normal" officeooo:rsid="0011585c" style:font-weight-asian="normal" style:font-weight-complex="normal"/>
    </style:style>
    <style:style style:name="T15" style:family="text">
      <style:text-properties fo:font-weight="normal" officeooo:rsid="00136f1d" style:font-weight-asian="normal" style:font-weight-complex="normal"/>
    </style:style>
    <style:style style:name="T16" style:family="text">
      <style:text-properties fo:font-weight="normal" officeooo:rsid="002e14e3" style:font-weight-asian="normal" style:font-weight-complex="normal"/>
    </style:style>
    <style:style style:name="T17" style:family="text">
      <style:text-properties style:font-name="Liberation Serif" fo:font-size="12pt" style:font-size-asian="12pt" style:font-size-complex="12pt"/>
    </style:style>
    <style:style style:name="T18" style:family="text">
      <style:text-properties style:font-name="Liberation Serif" fo:font-size="12pt" officeooo:rsid="0011585c" style:font-size-asian="12pt" style:font-size-complex="12pt"/>
    </style:style>
    <style:style style:name="T19" style:family="text">
      <style:text-properties style:font-name="Liberation Serif" fo:font-size="12pt" officeooo:rsid="00136f1d" style:font-size-asian="12pt" style:font-size-complex="12pt"/>
    </style:style>
    <style:style style:name="T20" style:family="text">
      <style:text-properties style:font-name="Liberation Serif" fo:font-size="12pt" officeooo:rsid="001266fb" style:font-size-asian="12pt" style:font-size-complex="12pt"/>
    </style:style>
    <style:style style:name="T21" style:family="text">
      <style:text-properties officeooo:rsid="00136f1d"/>
    </style:style>
    <style:style style:name="T22" style:family="text">
      <style:text-properties officeooo:rsid="00160582"/>
    </style:style>
    <style:style style:name="T23" style:family="text">
      <style:text-properties officeooo:rsid="001727b9"/>
    </style:style>
    <style:style style:name="T24" style:family="text">
      <style:text-properties officeooo:rsid="0018ac89"/>
    </style:style>
    <style:style style:name="T25" style:family="text">
      <style:text-properties officeooo:rsid="001aee3c"/>
    </style:style>
    <style:style style:name="T26" style:family="text">
      <style:text-properties officeooo:rsid="001b2fac"/>
    </style:style>
    <style:style style:name="T27" style:family="text">
      <style:text-properties officeooo:rsid="001c6427"/>
    </style:style>
    <style:style style:name="T28" style:family="text">
      <style:text-properties officeooo:rsid="001e91bf"/>
    </style:style>
    <style:style style:name="T29" style:family="text">
      <style:text-properties officeooo:rsid="00208bda"/>
    </style:style>
    <style:style style:name="T30" style:family="text">
      <style:text-properties officeooo:rsid="0023101b"/>
    </style:style>
    <style:style style:name="T31" style:family="text">
      <style:text-properties officeooo:rsid="002501dd"/>
    </style:style>
    <style:style style:name="T32" style:family="text">
      <style:text-properties officeooo:rsid="00253f76"/>
    </style:style>
    <style:style style:name="T33" style:family="text">
      <style:text-properties officeooo:rsid="0027ee00"/>
    </style:style>
    <style:style style:name="T34" style:family="text">
      <style:text-properties officeooo:rsid="0028bdbf"/>
    </style:style>
    <style:style style:name="T35" style:family="text">
      <style:text-properties officeooo:rsid="002a84a4"/>
    </style:style>
    <style:style style:name="T36" style:family="text">
      <style:text-properties officeooo:rsid="002b6f80"/>
    </style:style>
    <style:style style:name="T37" style:family="text">
      <style:text-properties officeooo:rsid="002c7551"/>
    </style:style>
    <style:style style:name="T38" style:family="text">
      <style:text-properties officeooo:rsid="002ccfba"/>
    </style:style>
    <style:style style:name="T39" style:family="text">
      <style:text-properties officeooo:rsid="002e14e3"/>
    </style:style>
    <style:style style:name="T40" style:family="text">
      <style:text-properties officeooo:rsid="002fcef3"/>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Reports Templates</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9"><text:a xlink:type="simple" xlink:href="#__RefHeading___Toc921_103790570" text:style-name="Index_20_Link" text:visited-style-name="Index_20_Link">Macro Security<text:tab/>1</text:a></text:p>
          <text:p text:style-name="P29"><text:a xlink:type="simple" xlink:href="#__RefHeading___Toc1131_103790570" text:style-name="Index_20_Link" text:visited-style-name="Index_20_Link">Accessing Basic code<text:tab/>1</text:a></text:p>
          <text:p text:style-name="P29"><text:a xlink:type="simple" xlink:href="#__RefHeading___Toc1133_103790570" text:style-name="Index_20_Link" text:visited-style-name="Index_20_Link">Create the initial startup macro<text:tab/>1</text:a></text:p>
          <text:p text:style-name="P29"><text:a xlink:type="simple" xlink:href="#__RefHeading___Toc1135_103790570" text:style-name="Index_20_Link" text:visited-style-name="Index_20_Link">Download Format<text:tab/>2</text:a></text:p>
          <text:p text:style-name="P29"><text:a xlink:type="simple" xlink:href="#__RefHeading___Toc1137_103790570" text:style-name="Index_20_Link" text:visited-style-name="Index_20_Link">Version<text:tab/>3</text:a></text:p>
          <text:p text:style-name="P29"><text:a xlink:type="simple" xlink:href="#__RefHeading___Toc1139_103790570" text:style-name="Index_20_Link" text:visited-style-name="Index_20_Link">Standard Routines<text:tab/>3</text:a></text:p>
          <text:p text:style-name="P29"><text:a xlink:type="simple" xlink:href="#__RefHeading___Toc1141_103790570" text:style-name="Index_20_Link" text:visited-style-name="Index_20_Link">Classic Report Writer Structure<text:tab/>3</text:a></text:p>
        </text:index-body>
      </text:table-of-content>
      <text:p text:style-name="P1"/>
      <text:p text:style-name="P1"/>
      <text:p text:style-name="P33">These templates are illustrative examples of creating reports from the downloaded .csv files. <text:s/><text:span text:style-name="T5">These .ods and .odt files are Libre/Open Office(L/OO) applications, each with backend Basic language code that makes a copy of itself then populates that copy with the downloaded log data.</text:span></text:p>
      <text:p text:style-name="P33"/>
      <text:p text:style-name="P33"><text:span text:style-name="T5">On startup, the template will open a file selection dialog to select the appropriate downloaded log file(s), then will offer to create the report within the same directory and with the same file name (different extension, of course) as the downloaded logs – the option of creating a different name/directory is, of course, provided. <text:s/>And if the named file already exists, you have the opportunity to open another with “(n)” appended (where ‘n’ is a unique number, ie. you could have done this before) or to quit.</text:span></text:p>
      <text:p text:style-name="P1"/>
      <text:p text:style-name="P11">As the Perl folks say, “TIMTOWTDI” (There Is More Than One Way To Do It), and so there is in these templates. <text:s/>For instance, that 'copy of itself' could be the complete .ods/.odt file including code or just a copy of the presentation without code. <text:s/>Or, some reports <text:span text:style-name="T33">may</text:span> want the logs sorted by project within person instead of the way it is downloaded as person within project. <text:s/><text:span text:style-name="T33">Check the code for documentation on these methods.</text:span> <text:s/><text:span text:style-name="T33">Tim Toe Dee.</text:span></text:p>
      <text:p text:style-name="P1"/>
      <text:h text:style-name="P35" text:outline-level="2"><text:bookmark-start text:name="__RefHeading___Toc921_103790570"/>Macro Security<text:bookmark-end text:name="__RefHeading___Toc921_103790570"/></text:h>
      <text:p text:style-name="P1">The Basic language backend contain<text:span text:style-name="T6">s</text:span> a Standard module called modMain containing the subroutine Main that is connected to the <text:span text:style-name="T24">'</text:span>Open Document<text:span text:style-name="T24">'</text:span> event. <text:s text:c="3"/>(A 'connected' routine is called a 'macro'.) <text:s/>L/OO has a security system that, among other things, can limit or prevent the running of macros. <text:s/>For our uses, macro security must be no higher than 'Medium' and is set from the menu:</text:p>
      <text:p text:style-name="P2"><text:tab/><text:span text:style-name="T2">Tools</text:span><text:span text:style-name="T7">→</text:span><text:span text:style-name="T2">Options</text:span><text:span text:style-name="T7">→</text:span><text:span text:style-name="T2">LibreOffice</text:span><text:span text:style-name="T7">→</text:span><text:span text:style-name="T2">security</text:span><text:span text:style-name="T7">→</text:span><text:span text:style-name="T2">Macro Security</text:span><text:span text:style-name="T7">→</text:span><text:span text:style-name="T2">Medium/</text:span><text:span text:style-name="T3">Low</text:span></text:p>
      <text:p text:style-name="P3">then close and re-open the template. <text:s/><text:span text:style-name="T1">If security is set at Medium (recommended), it will be necessary to 'Enable Macros' each time the document is opened.</text:span></text:p>
      <text:p text:style-name="P6"/>
      <text:h text:style-name="P35" text:outline-level="2"><text:bookmark-start text:name="__RefHeading___Toc1131_103790570"/><text:span text:style-name="T6">A</text:span>ccess<text:span text:style-name="T6">ing</text:span> Basic code<text:bookmark-end text:name="__RefHeading___Toc1131_103790570"/></text:h>
      <text:p text:style-name="P5">As previously stated, these templates have a startup macro that asks for the downloaded .csv file and continues with processing specific to the report. <text:s/>If, however, the file <text:span text:style-name="T6">dialog</text:span> is 'Cancel'ed, 'Goodbye' will display and the report template will display. <text:s/>To <text:span text:style-name="T12">then</text:span> access the Basic code:</text:p>
      <text:p text:style-name="P19"><text:tab/>Tools→Macros→Organize Macros→LibreOffice Basic→<text:span text:style-name="T4">dropdown</text:span>{your file}→</text:p>
      <text:p text:style-name="P19"><text:span text:style-name="T4"><text:tab/>dropdown Standard</text:span>→<text:span text:style-name="T4">select a module</text:span><text:span text:style-name="T7">→</text:span><text:span text:style-name="T4">Edit</text:span></text:p>
      <text:p text:style-name="P16"><text:soft-page-break/></text:p>
      <text:h text:style-name="P35" text:outline-level="2"><text:bookmark-start text:name="__RefHeading___Toc1133_103790570"/><text:span text:style-name="T6">C</text:span>reate the initial startup macro<text:bookmark-end text:name="__RefHeading___Toc1133_103790570"/></text:h>
      <text:p text:style-name="P18">To create a new template with a startup routine, <text:span text:style-name="T38">first create and save your new file.</text:span> <text:s/><text:span text:style-name="T38">T</text:span>he module <text:span text:style-name="T38">to </text:span>contain the 'macro' must <text:span text:style-name="T38">then</text:span> be created. <text:s/><text:span text:style-name="T38">With this file opened</text:span>:</text:p>
      <text:p text:style-name="P19"><text:tab/>Tools→Macros→Organize Macros→LibreOffice Basic→{your file}→Organizer→</text:p>
      <text:p text:style-name="P19"><text:tab/>Modules<text:span text:style-name="T7">→</text:span>New<text:span text:style-name="T7">→</text:span>OK</text:p>
      <text:p text:style-name="P14">T<text:span text:style-name="T6">he</text:span> macro <text:span text:style-name="T6">must then be connected to the startup event</text:span>:</text:p>
      <text:p text:style-name="P19"><text:tab/>Tools→ Customize→Events→Save in {your file}→Open Document→Macro→</text:p>
      <text:p text:style-name="P19"><text:tab/>{your new module}</text:p>
      <text:p text:style-name="P4"/>
      <text:h text:style-name="P35" text:outline-level="2"><text:bookmark-start text:name="__RefHeading___Toc1135_103790570"/>Download Format<text:bookmark-end text:name="__RefHeading___Toc1135_103790570"/></text:h>
      <text:p text:style-name="P17">All downloaded .csv files follow a specific format as follows:</text:p>
      <text:p text:style-name="P17">Row 1 (row 0 in code):</text:p>
      <text:list xml:id="list1950780274" text:style-name="L1">
        <text:list-item>
          <text:p text:style-name="P36"><text:span text:style-name="T8">identity<text:tab/></text:span>column A (col 0 in code): <text:span text:style-name="T12">The identifying report name</text:span></text:p>
        </text:list-item>
        <text:list-item>
          <text:p text:style-name="P37">version<text:span text:style-name="T13"><text:tab/></text:span><text:span text:style-name="T14">col B(1 in code): </text:span><text:span text:style-name="T15">See </text:span><text:span text:style-name="T21">Version </text:span><text:span text:style-name="T15">below</text:span></text:p>
        </text:list-item>
        <text:list-item>
          <text:p text:style-name="P37">from<text:span text:style-name="T13"><text:tab/><text:tab/></text:span><text:span text:style-name="T14">col C(3 in code): From date (inclusive)</text:span></text:p>
        </text:list-item>
        <text:list-item>
          <text:p text:style-name="P37">to<text:span text:style-name="T13"><text:tab/><text:tab/></text:span><text:span text:style-name="T14">col D(4 in code): To date (inclusive)</text:span></text:p>
        </text:list-item>
        <text:list-item>
          <text:p text:style-name="P40"><text:span text:style-name="T8">org_name</text:span><text:span text:style-name="T13"><text:tab/></text:span><text:span text:style-name="T14">col E(5 in code); Organization name</text:span></text:p>
        </text:list-item>
        <text:list-item>
          <text:p text:style-name="P41"><text:span text:style-name="T8">report specific</text:span><text:span text:style-name="T13"> </text:span><text:span text:style-name="T14">other columns specific to the report</text:span></text:p>
        </text:list-item>
      </text:list>
      <text:p text:style-name="P20">Row 2 (row 1 in code): column headers – <text:span text:style-name="T12">report specific</text:span></text:p>
      <text:p text:style-name="P17">Projects <text:span text:style-name="T12">section: Must start following the column headers row</text:span></text:p>
      <text:p text:style-name="P22">Each included project starts with <text:span text:style-name="T39">the row</text:span></text:p>
      <text:list xml:id="list2807649879" text:style-name="L2">
        <text:list-item>
          <text:p text:style-name="P45"><text:span text:style-name="T18">&lt;project&gt;<text:tab/></text:span><text:span text:style-name="T19">col 0: identifier</text:span></text:p>
        </text:list-item>
        <text:list-item>
          <text:p text:style-name="P45"><text:span text:style-name="T18">name<text:tab/><text:tab/></text:span><text:span text:style-name="T19">col 1: project name</text:span></text:p>
        </text:list-item>
        <text:list-item>
          <text:p text:style-name="P45"><text:span text:style-name="T18">description<text:tab/></text:span><text:span text:style-name="T19">col 2: project description</text:span></text:p>
        </text:list-item>
        <text:list-item>
          <text:p text:style-name="P47"><text:span text:style-name="T19">i</text:span><text:span text:style-name="T17">d<text:tab/><text:tab/>col 3: DB id of the project</text:span></text:p>
        </text:list-item>
        <text:list-item>
          <text:p text:style-name="P45"><text:span text:style-name="T19">r</text:span><text:span text:style-name="T18">eport specific </text:span><text:span text:style-name="T19">columns</text:span></text:p>
        </text:list-item>
      </text:list>
      <text:p text:style-name="P24">Report specific data rows: <text:span text:style-name="T35">Some files may also group rows by &lt;person&gt;.</text:span></text:p>
      <text:p text:style-name="P23">The section ends with <text:span text:style-name="T39">the row</text:span></text:p>
      <text:list xml:id="list1293751198" text:style-name="L3">
        <text:list-item>
          <text:p text:style-name="P42">&lt;project&gt;<text:tab/><text:span text:style-name="T39">col 0</text:span></text:p>
        </text:list-item>
        <text:list-item>
          <text:p text:style-name="P42">&lt;end&gt;<text:tab/><text:tab/><text:span text:style-name="T39">col 1</text:span></text:p>
        </text:list-item>
      </text:list>
      <text:p text:style-name="P17">Properties <text:span text:style-name="T12">section: Must start following the projects section</text:span></text:p>
      <text:p text:style-name="P21">Lists all the user properties referenced by the downloaded data.</text:p>
      <text:p text:style-name="P23">Starts wit<text:span text:style-name="T21">h the row</text:span></text:p>
      <text:list xml:id="list1826309442" text:style-name="L4">
        <text:list-item>
          <text:p text:style-name="P43">&lt;properties&gt;<text:tab/><text:span text:style-name="T39">col 0</text:span></text:p>
        </text:list-item>
        <text:list-item>
          <text:p text:style-name="P43">&lt;start&gt;<text:tab/><text:tab/><text:span text:style-name="T39">col 1</text:span></text:p>
        </text:list-item>
      </text:list>
      <text:p text:style-name="P25">Each entry <text:span text:style-name="T39">row</text:span> is</text:p>
      <text:list xml:id="list1043287995" text:style-name="L5">
        <text:list-item>
          <text:p text:style-name="P46"><text:span text:style-name="T20">id<text:tab/><text:tab/></text:span><text:span text:style-name="T19">col 0: DB id of the property value record</text:span></text:p>
        </text:list-item>
        <text:list-item>
          <text:p text:style-name="P46"><text:span text:style-name="T20">name<text:tab/><text:tab/></text:span><text:span text:style-name="T19">col 1: property name</text:span></text:p>
        </text:list-item>
        <text:list-item>
          <text:p text:style-name="P46"><text:soft-page-break/><text:span text:style-name="T20">value<text:tab/><text:tab/></text:span><text:span text:style-name="T19">col 2: property value</text:span></text:p>
        </text:list-item>
      </text:list>
      <text:p text:style-name="P23">Ends with <text:span text:style-name="T39">the row</text:span></text:p>
      <text:list xml:id="list1779634456" text:style-name="L6">
        <text:list-item>
          <text:p text:style-name="P44">&lt;properties&gt;<text:tab/><text:span text:style-name="T39">col 1</text:span></text:p>
        </text:list-item>
        <text:list-item>
          <text:p text:style-name="P44">&lt;end&gt;<text:tab/><text:tab/><text:span text:style-name="T39">col 2</text:span></text:p>
        </text:list-item>
      </text:list>
      <text:p text:style-name="P15"/>
      <text:h text:style-name="P35" text:outline-level="2"><text:bookmark-start text:name="__RefHeading___Toc1137_103790570"/>Version<text:bookmark-end text:name="__RefHeading___Toc1137_103790570"/></text:h>
      <text:p text:style-name="P38"><text:span text:style-name="T15">This string is passed down from the online module and should match the report version. <text:s/>Thus, if there are any c</text:span><text:span text:style-name="T14">hanges in the data </text:span><text:span text:style-name="T15">structure, such as</text:span><text:span text:style-name="T14"> </text:span><text:span text:style-name="T16">data columns</text:span><text:span text:style-name="T14">, </text:span><text:span text:style-name="T15">this string should also change so that</text:span><text:span text:style-name="T14"> </text:span><text:span text:style-name="T15">the report can detect it and take appropriate action.</text:span></text:p>
      <text:p text:style-name="P38"><text:span text:style-name="T15"/></text:p>
      <text:p text:style-name="P39"><text:span text:style-name="T15">T</text:span><text:span text:style-name="T13">he version, as well as any other information needed by the application is contained within the first row of the first (or only) sheet in the template. <text:s/>This row will be deleted from the copied template – see the new_ODS standard routine below.</text:span></text:p>
      <text:p text:style-name="Standard"/>
      <text:h text:style-name="P35" text:outline-level="2"><text:bookmark-start text:name="__RefHeading___Toc1139_103790570"/>Standard Routines<text:bookmark-end text:name="__RefHeading___Toc1139_103790570"/></text:h>
      <text:p text:style-name="P12">The templates consist of two modules, modMain and modApplication. <text:s/>The modMain module has been constructed to be common to all reports and to contain the Standard Routines that are called by the application code in modApplication. <text:s/>There is, of course, a standard interface to the application via the Create_Report() subroutine in modApplication.</text:p>
      <text:p text:style-name="P9"/>
      <text:p text:style-name="P13">new_ODS</text:p>
      <text:p text:style-name="P28">Create a new .ods spreadsheet file <text:span text:style-name="T37">by copying the template to the new requested file name</text:span>. <text:s/><text:span text:style-name="T37">The first (“properties”) row of the first (or only) sheet is deleted and the Basic code is removed.</text:span></text:p>
      <text:p text:style-name="P9"/>
      <text:p text:style-name="P9">PropertiesArray</text:p>
      <text:p text:style-name="P27">The download routines accumulate the property value <text:span text:style-name="T39">DB </text:span>ids for each element in a record then create a space char delimited string of them. <text:s/>This routine will use that value string to create an array of “&lt;property name&gt;” <text:span text:style-name="T26">and “</text:span>&lt;property value&gt;” by matching each value id with properties from the downloaded properties section. <text:s/><text:span text:style-name="T30">The</text:span> “user_props” array as created by <text:span text:style-name="T11">get_</text:span><text:span text:style-name="T8">CSV</text:span> <text:span text:style-name="T30">Is passed in as a variable.</text:span> <text:s/><text:span text:style-name="T26">If a 'joint' string is passed in, the returned array will be an array of strings joined by the 'joint' (typically the ‘=’), else it will be a secondary array of name,value.</text:span></text:p>
      <text:p text:style-name="P7">SortRange</text:p>
      <text:p text:style-name="P26">The sort function provided by L/OO Basic is limited to using 3 columns as sort keys whilst our reports frequently want to use more than 3. <text:s/>Th<text:span text:style-name="T22">i</text:span>s routine will iteratively call itself to sort 3 columns at each call until all sort keys are processed. <text:s/>Note that the iterated call must create a smaller (by rows) range from each of the callers low level keys then sort each of those ranges – makes for some complicated processing, but it works.</text:p>
      <text:p text:style-name="P7">InsertRows</text:p>
      <text:p text:style-name="P27">Inserting is a somewhat messy two step process of, first, inserting empty rows, then, copying into them. <text:s/>This subroutine hides the mess.</text:p>
      <text:p text:style-name="P7"><text:span text:style-name="T36">get</text:span>_CSV</text:p>
      <text:list xml:id="list446579667" text:style-name="L7">
        <text:list-header>
          <text:p text:style-name="P34">Uses the UNO FilePicker service <text:span text:style-name="T40">to find the file</text:span>.</text:p>
        </text:list-header>
        <text:list-item>
          <text:p text:style-name="P30"><text:span text:style-name="T22">Verifies that the downloaded .csv file abides by the required </text:span><text:span text:style-name="T10">Download Format</text:span><text:span text:style-name="T22"> and that the download version is what's expected by the report.</text:span></text:p>
        </text:list-item>
        <text:list-item>
          <text:p text:style-name="P30"><text:soft-page-break/><text:span text:style-name="T28">Scans the &lt;properties&gt; section to create the user_props array which </text:span><text:span text:style-name="T9">PropertiesArray</text:span><text:span text:style-name="T23"> requires.</text:span></text:p>
        </text:list-item>
        <text:list-item>
          <text:p text:style-name="P31">Removes the “&lt;project&gt;” lines while inserting the project <text:span text:style-name="T32">id</text:span> into each log detail line at the '.<text:span text:style-name="T31">proj_offset</text:span>' field <text:span text:style-name="T29">(for sorting purposes) and populating the .projects() array.</text:span></text:p>
        </text:list-item>
        <text:list-item>
          <text:p text:style-name="P32">Removes the “&lt;person&gt;” lines <text:span text:style-name="T38">(if they exist)</text:span> while inserting the person <text:span text:style-name="T34">name &amp;</text:span> <text:span text:style-name="T32">id</text:span> into each log detail line at the '.<text:span text:style-name="T31">person_offset</text:span>' <text:span text:style-name="T34">&amp; .person_offset + 1</text:span> field<text:span text:style-name="T34">s (for those files with '&lt;person&gt;' rows)</text:span>.</text:p>
        </text:list-item>
      </text:list>
      <text:p text:style-name="P7"/>
      <text:h text:style-name="P35" text:outline-level="2"><text:bookmark-start text:name="__RefHeading___Toc1141_103790570"/>Classic Report Writer Structure<text:bookmark-end text:name="__RefHeading___Toc1141_103790570"/></text:h>
      <text:p text:style-name="P8">These reports are written in the classic report write<text:span text:style-name="T27">r</text:span> structure of hierarchical breaks to determine header<text:span text:style-name="T25">s</text:span> and trailers and to maintain sums. <text:s/><text:span text:style-name="T38">A level 0, ‘Report’, break is also provided.</text:span></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ans2" svg:font-family="'Liberation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NewChapter" style:family="paragraph" style:parent-style-name="OOoTextBody">
      <style:paragraph-properties fo:margin-top="0in" fo:margin-bottom="0.0417in" loext:contextual-spacing="false" fo:text-align="center" style:justify-single-word="false"/>
      <style:text-properties style:font-name="Liberation Sans1" fo:font-family="'Liberation Sans'" style:font-style-name="Regular" style:font-family-generic="swiss" style:font-pitch="variable" fo:language="en" fo:country="U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Liberation Serif1" fo:font-family="'Liberation Serif'" style:font-style-name="Bold" style:font-family-generic="roman" style:font-pitch="variable" fo:font-size="14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1T08:58:33.489279922</meta:creation-date>
    <dc:date>2019-01-26T16:03:47.623531039</dc:date>
    <meta:editing-duration>PT15H9M27S</meta:editing-duration>
    <meta:editing-cycles>31</meta:editing-cycles>
    <meta:generator>LibreOffice/6.1.2.1$Linux_X86_64 LibreOffice_project/10$Build-1</meta:generator>
    <meta:document-statistic meta:table-count="0" meta:image-count="0" meta:object-count="0" meta:page-count="4" meta:paragraph-count="81" meta:word-count="1195" meta:character-count="7181" meta:non-whitespace-character-count="6043"/>
  </office:meta>
</office:document-meta>
</file>